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loext:fill-use-slide-background="false" draw:textarea-horizontal-align="justify" draw:textarea-vertical-align="middle" draw:auto-grow-height="false" fo:min-height="1.02cm" fo:min-width="4.58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ffbf00" draw:fill="none" loext:fill-use-slide-background="false" draw:textarea-horizontal-align="justify" draw:textarea-vertical-align="middle" draw:auto-grow-height="false" fo:min-height="1.02cm" fo:min-width="4.58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800080" draw:textarea-horizontal-align="justify" draw:textarea-vertical-align="middle" draw:auto-grow-height="false" fo:min-height="0.386cm" fo:min-width="1.723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5" style:family="graphic" style:parent-style-name="objectwithoutfill">
      <style:graphic-properties svg:stroke-color="#000000" draw:fill="none" draw:textarea-vertical-align="middle" loext:decorative="false"/>
    </style:style>
    <style:style style:name="gr6" style:family="graphic" style:parent-style-name="objectwithoutfill">
      <style:graphic-properties svg:stroke-color="#000000" draw:marker-end="Arrowheads_20_3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000000" draw:marker-end="Arrowheads_20_5" draw:marker-end-width="0.3cm" draw:fill="none" draw:textarea-vertical-align="middle" loext:decorative="false"/>
    </style:style>
    <style:style style:name="gr8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000000" draw:marker-end="Arrowheads_20_7" draw:marker-end-width="0.3cm" draw:fill="none" draw:textarea-vertical-align="middle" loext:decorative="false"/>
    </style:style>
    <style:style style:name="gr10" style:family="graphic" style:parent-style-name="standard">
      <style:graphic-properties svg:stroke-color="#00a933" draw:textarea-horizontal-align="justify" draw:textarea-vertical-align="middle" draw:auto-grow-height="false" fo:min-height="0.648cm" fo:min-width="1.97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color="#000000" draw:marker-end="Arrowheads_20_10" draw:marker-end-width="0.3cm" draw:fill="none" draw:textarea-vertical-align="middle" loext:decorative="false"/>
    </style:style>
    <style:style style:name="gr12" style:family="graphic" style:parent-style-name="objectwithoutfill">
      <style:graphic-properties svg:stroke-color="#000000" draw:marker-end="" draw:marker-end-width="0.3cm" draw:fill="none" draw:textarea-vertical-align="middle" loext:decorative="false"/>
    </style:style>
    <style:style style:name="gr13" style:family="graphic" style:parent-style-name="standard">
      <style:graphic-properties svg:stroke-color="#00a933" draw:textarea-horizontal-align="justify" draw:textarea-vertical-align="middle" draw:auto-grow-height="false" fo:min-height="0.648cm" fo:min-width="2.392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color="#000000" draw:fill="none" draw:textarea-vertical-align="middle" loext:decorative="false"/>
    </style:style>
    <style:style style:name="gr15" style:family="graphic" style:parent-style-name="standard">
      <style:graphic-properties svg:stroke-color="#00a933" draw:textarea-horizontal-align="justify" draw:textarea-vertical-align="middle" draw:auto-grow-height="false" fo:min-height="0.648cm" fo:min-width="2.19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7" style:family="paragraph">
      <style:paragraph-properties fo:text-align="center"/>
      <style:text-properties style:text-underline-style="none"/>
    </style:style>
    <style:style style:name="P8" style:family="paragraph">
      <style:paragraph-properties fo:text-align="center" style:writing-mode="lr-tb"/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5.08cm" svg:height="1.27cm" svg:x="46.74cm" svg:y="4.81cm">
          <text:p text:style-name="P1">Bank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08cm" svg:height="1.27cm" svg:x="46.74cm" svg:y="9.89cm">
          <text:p text:style-name="P1">Account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4.445cm" svg:height="1.27cm" svg:x="47.04cm" svg:y="7.35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draw:type="line" svg:x1="49.28cm" svg:y1="9.89cm" svg:x2="49.263cm" svg:y2="8.62cm" draw:start-shape="id1" draw:start-glue-point="0" draw:end-shape="id2" draw:end-glue-point="6" svg:d="M49280 9890l-17-1270" svg:viewBox="0 0 18 1271">
          <text:p/>
        </draw:connector>
        <draw:connector draw:style-name="gr5" draw:text-style-name="P4" draw:layer="layout" draw:type="line" svg:x1="49.263cm" svg:y1="7.35cm" svg:x2="49.28cm" svg:y2="6.08cm" draw:start-shape="id2" draw:start-glue-point="4" draw:end-shape="id3" draw:end-glue-point="2" svg:d="M49263 7350l17-1270" svg:viewBox="0 0 18 1271">
          <text:p/>
        </draw:connector>
        <draw:custom-shape draw:style-name="gr2" draw:text-style-name="P2" xml:id="id5" draw:id="id5" draw:layer="layout" svg:width="5.08cm" svg:height="1.27cm" svg:x="40.37cm" svg:y="14.97cm">
          <text:p text:style-name="P1">Player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4.445cm" svg:height="1.27cm" svg:x="44.517cm" svg:y="12.43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draw:type="line" svg:x1="49.28cm" svg:y1="11.16cm" svg:x2="46.74cm" svg:y2="12.43cm" draw:start-shape="id1" draw:start-glue-point="2" draw:end-shape="id4" draw:end-glue-point="4" svg:d="M49280 11160l-2540 1270" svg:viewBox="0 0 2541 1271">
          <text:p/>
        </draw:connector>
        <draw:custom-shape draw:style-name="gr2" draw:text-style-name="P2" xml:id="id7" draw:id="id7" draw:layer="layout" svg:width="5.08cm" svg:height="1.27cm" svg:x="46.74cm" svg:y="20.05cm">
          <text:p text:style-name="P1">Purse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4.445cm" svg:height="1.27cm" svg:x="44.517cm" svg:y="17.51cm">
          <text:p text:style-name="P1">ow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draw:type="line" svg:x1="42.91cm" svg:y1="16.24cm" svg:x2="46.74cm" svg:y2="17.51cm" draw:start-shape="id5" draw:start-glue-point="2" draw:end-shape="id6" draw:end-glue-point="4" svg:d="M42910 16240l3830 1270" svg:viewBox="0 0 3831 1271">
          <text:p/>
        </draw:connector>
        <draw:connector draw:style-name="gr8" draw:text-style-name="P4" draw:layer="layout" draw:type="line" svg:x1="49.28cm" svg:y1="20.05cm" svg:x2="46.74cm" svg:y2="18.78cm" draw:start-shape="id7" draw:start-glue-point="0" draw:end-shape="id6" draw:end-glue-point="6" svg:d="M49280 20050l-2540-1270" svg:viewBox="0 0 2541 1271">
          <text:p/>
        </draw:connector>
        <draw:custom-shape draw:style-name="gr2" draw:text-style-name="P2" xml:id="id8" draw:id="id8" draw:layer="layout" svg:width="5.08cm" svg:height="1.27cm" svg:x="61.96cm" svg:y="14.97cm">
          <text:p text:style-name="P1">Currency</text:p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4.445cm" svg:height="1.27cm" svg:x="54.677cm" svg:y="14.97cm">
          <text:p text:style-name="P1">contai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draw:type="line" svg:x1="61.96cm" svg:y1="15.605cm" svg:x2="59.122cm" svg:y2="15.605cm" draw:start-shape="id8" draw:start-glue-point="3" draw:end-shape="id9" draw:end-glue-point="7" svg:d="M61960 15605h-2838" svg:viewBox="0 0 2839 1">
          <text:p/>
        </draw:connector>
        <draw:connector draw:style-name="gr5" draw:text-style-name="P4" draw:layer="layout" draw:type="line" svg:x1="56.9cm" svg:y1="16.24cm" svg:x2="51.82cm" svg:y2="20.685cm" draw:start-shape="id9" draw:start-glue-point="6" draw:end-shape="id7" draw:end-glue-point="1" svg:d="M56900 16240l-5080 4445" svg:viewBox="0 0 5081 4446">
          <text:p/>
        </draw:connector>
        <draw:connector draw:style-name="gr5" draw:text-style-name="P4" draw:layer="layout" draw:type="line" svg:x1="56.9cm" svg:y1="14.97cm" svg:x2="51.82cm" svg:y2="10.525cm" draw:start-shape="id9" draw:start-glue-point="4" draw:end-shape="id1" draw:end-glue-point="1" svg:d="M56900 14970l-5080-4445" svg:viewBox="0 0 5081 4446">
          <text:p/>
        </draw:connector>
        <draw:custom-shape draw:style-name="gr10" draw:text-style-name="P6" xml:id="id10" draw:id="id10" draw:layer="layout" svg:width="3.492cm" svg:height="1.27cm" svg:x="54.36cm" svg:y="4.81cm">
          <text:p text:style-name="P5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54.36cm" svg:y1="5.445cm" svg:x2="51.82cm" svg:y2="5.445cm" draw:start-shape="id10" draw:start-glue-point="6" draw:end-shape="id3" draw:end-glue-point="1" svg:d="M54360 5445h-2540" svg:viewBox="0 0 2541 1">
          <text:p/>
        </draw:connector>
        <draw:custom-shape draw:style-name="gr10" draw:text-style-name="P6" xml:id="id11" draw:id="id11" draw:layer="layout" svg:width="3.492cm" svg:height="1.27cm" svg:x="48.01cm" svg:y="14.97cm">
          <text:p text:style-name="P5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8.01cm" svg:y1="15.605cm" svg:x2="45.45cm" svg:y2="15.605cm" draw:start-shape="id11" draw:start-glue-point="6" draw:end-shape="id5" draw:end-glue-point="1" svg:d="M48010 15605h-2560" svg:viewBox="0 0 2561 1">
          <text:p/>
        </draw:connector>
        <draw:custom-shape draw:style-name="gr10" draw:text-style-name="P6" xml:id="id12" draw:id="id12" draw:layer="layout" svg:width="3.492cm" svg:height="1.27cm" svg:x="62.732cm" svg:y="12.43cm">
          <text:p text:style-name="P5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64.478cm" svg:y1="13.7cm" svg:x2="64.5cm" svg:y2="14.97cm" draw:start-shape="id12" draw:start-glue-point="8" draw:end-shape="id8" draw:end-glue-point="0" svg:d="M64478 13700l22 1270" svg:viewBox="0 0 23 1271">
          <text:p/>
        </draw:connector>
        <draw:custom-shape draw:style-name="gr10" draw:text-style-name="P8" xml:id="id13" draw:id="id13" draw:layer="layout" svg:width="3.492cm" svg:height="1.27cm" svg:x="59.42cm" svg:y="17.51cm">
          <text:p text:style-name="P7"><text:span text:style-name="T2">am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61.166cm" svg:y1="17.51cm" svg:x2="64.5cm" svg:y2="16.24cm" draw:start-shape="id13" draw:start-glue-point="4" draw:end-shape="id8" draw:end-glue-point="2" svg:d="M61166 17510l3334-1270" svg:viewBox="0 0 3335 1271">
          <text:p/>
        </draw:connector>
        <draw:custom-shape draw:style-name="gr1" draw:text-style-name="P2" xml:id="id20" draw:id="id20" draw:layer="layout" svg:width="5.08cm" svg:height="1.27cm" svg:x="20.05cm" svg:y="4.81cm">
          <text:p text:style-name="P1">Shop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5.08cm" svg:height="1.27cm" svg:x="20.05cm" svg:y="9.86cm">
          <text:p text:style-name="P1">ShopSec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5.08cm" svg:height="1.27cm" svg:x="20.05cm" svg:y="14.97cm">
          <text:p text:style-name="P1">ShopItem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5.08cm" svg:height="1.27cm" svg:x="20.05cm" svg:y="20.05cm">
          <text:p text:style-name="P1">ShopOrder</text:p>
          <draw:enhanced-geometry svg:viewBox="0 0 21600 21600" draw:type="rectangle" draw:enhanced-path="M 0 0 L 21600 0 21600 21600 0 21600 0 0 Z N"/>
        </draw:custom-shape>
        <draw:custom-shape draw:style-name="gr3" draw:text-style-name="P3" xml:id="id19" draw:id="id19" draw:layer="layout" svg:width="4.445cm" svg:height="1.27cm" svg:x="20.367cm" svg:y="7.285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7" draw:id="id17" draw:layer="layout" svg:width="4.445cm" svg:height="1.27cm" svg:x="20.367cm" svg:y="12.386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5" draw:id="id15" draw:layer="layout" svg:width="4.445cm" svg:height="1.27cm" svg:x="20.367cm" svg:y="17.487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4" draw:layer="layout" draw:type="line" svg:x1="22.59cm" svg:y1="20.05cm" svg:x2="22.59cm" svg:y2="18.757cm" draw:start-shape="id14" draw:start-glue-point="0" draw:end-shape="id15" draw:end-glue-point="6" svg:d="M22590 20050v-1293" svg:viewBox="0 0 1 1294">
          <text:p/>
        </draw:connector>
        <draw:connector draw:style-name="gr5" draw:text-style-name="P4" draw:layer="layout" draw:type="line" svg:x1="22.59cm" svg:y1="17.487cm" svg:x2="22.59cm" svg:y2="16.24cm" draw:start-shape="id15" draw:start-glue-point="4" draw:end-shape="id16" draw:end-glue-point="2" svg:d="M22590 17487v-1247" svg:viewBox="0 0 1 1248">
          <text:p/>
        </draw:connector>
        <draw:connector draw:style-name="gr11" draw:text-style-name="P4" draw:layer="layout" draw:type="line" svg:x1="22.59cm" svg:y1="14.97cm" svg:x2="22.59cm" svg:y2="13.656cm" draw:start-shape="id16" draw:start-glue-point="0" draw:end-shape="id17" draw:end-glue-point="6" svg:d="M22590 14970v-1314" svg:viewBox="0 0 1 1315">
          <text:p/>
        </draw:connector>
        <draw:connector draw:style-name="gr11" draw:text-style-name="P4" draw:layer="layout" draw:type="line" svg:x1="22.59cm" svg:y1="9.86cm" svg:x2="22.59cm" svg:y2="8.555cm" draw:start-shape="id18" draw:start-glue-point="0" draw:end-shape="id19" draw:end-glue-point="6" svg:d="M22590 9860v-1305" svg:viewBox="0 0 1 1306">
          <text:p/>
        </draw:connector>
        <draw:connector draw:style-name="gr5" draw:text-style-name="P4" draw:layer="layout" draw:type="line" svg:x1="22.59cm" svg:y1="12.386cm" svg:x2="22.59cm" svg:y2="11.13cm" draw:start-shape="id17" draw:start-glue-point="4" draw:end-shape="id18" draw:end-glue-point="2" svg:d="M22590 12386v-1256" svg:viewBox="0 0 1 1257">
          <text:p/>
        </draw:connector>
        <draw:connector draw:style-name="gr5" draw:text-style-name="P4" draw:layer="layout" draw:type="line" svg:x1="22.59cm" svg:y1="7.285cm" svg:x2="22.59cm" svg:y2="6.08cm" draw:start-shape="id19" draw:start-glue-point="4" draw:end-shape="id20" draw:end-glue-point="2" svg:d="M22590 7285v-1205" svg:viewBox="0 0 1 1206">
          <text:p/>
        </draw:connector>
        <draw:custom-shape draw:style-name="gr3" draw:text-style-name="P3" xml:id="id21" draw:id="id21" draw:layer="layout" svg:width="4.445cm" svg:height="1.27cm" svg:x="31.162cm" svg:y="14.97cm">
          <text:p text:style-name="P1">ow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4" draw:layer="layout" draw:type="line" svg:x1="25.13cm" svg:y1="20.685cm" svg:x2="31.162cm" svg:y2="15.605cm" draw:start-shape="id14" draw:start-glue-point="1" draw:end-shape="id21" draw:end-glue-point="5" svg:d="M25130 20685l6032-5080" svg:viewBox="0 0 6033 5081">
          <text:p/>
        </draw:connector>
        <draw:custom-shape draw:style-name="gr10" draw:text-style-name="P6" xml:id="id22" draw:id="id22" draw:layer="layout" svg:width="3.492cm" svg:height="1.27cm" svg:x="27.67cm" svg:y="4.81cm">
          <text:p text:style-name="P5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5.13cm" svg:y1="5.445cm" svg:x2="27.67cm" svg:y2="5.445cm" draw:start-shape="id20" draw:start-glue-point="1" draw:end-shape="id22" draw:end-glue-point="6" svg:d="M25130 5445h2540" svg:viewBox="0 0 2541 1">
          <text:p/>
        </draw:connector>
        <draw:custom-shape draw:style-name="gr10" draw:text-style-name="P8" xml:id="id23" draw:id="id23" draw:layer="layout" svg:width="3.492cm" svg:height="1.27cm" svg:x="27.67cm" svg:y="9.89cm">
          <text:p text:style-name="P7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5.13cm" svg:y1="10.495cm" svg:x2="27.67cm" svg:y2="10.525cm" draw:start-shape="id18" draw:start-glue-point="1" draw:end-shape="id23" draw:end-glue-point="6" svg:d="M25130 10495l2540 30" svg:viewBox="0 0 2541 31">
          <text:p/>
        </draw:connector>
        <draw:custom-shape draw:style-name="gr10" draw:text-style-name="P8" xml:id="id24" draw:id="id24" draw:layer="layout" svg:width="3.492cm" svg:height="1.27cm" svg:x="13.7cm" svg:y="16.557cm">
          <text:p text:style-name="P7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0.05cm" svg:y1="15.605cm" svg:x2="17.192cm" svg:y2="17.192cm" draw:start-shape="id16" draw:start-glue-point="3" draw:end-shape="id24" draw:end-glue-point="10" svg:d="M20050 15605l-2858 1587" svg:viewBox="0 0 2859 1588">
          <text:p/>
        </draw:connector>
        <draw:custom-shape draw:style-name="gr10" draw:text-style-name="P8" xml:id="id25" draw:id="id25" draw:layer="layout" svg:width="3.492cm" svg:height="1.27cm" svg:x="13.7cm" svg:y="20.05cm">
          <text:p text:style-name="P7"><text:span text:style-name="T2">quant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0.05cm" svg:y1="20.685cm" svg:x2="17.192cm" svg:y2="20.685cm" draw:start-shape="id14" draw:start-glue-point="3" draw:end-shape="id25" draw:end-glue-point="10" svg:d="M20050 20685h-2858" svg:viewBox="0 0 2859 1">
          <text:p/>
        </draw:connector>
        <draw:custom-shape draw:style-name="gr10" draw:text-style-name="P8" xml:id="id26" draw:id="id26" draw:layer="layout" svg:width="3.492cm" svg:height="1.27cm" svg:x="14.335cm" svg:y="22.907cm">
          <text:p text:style-name="P7"><text:span text:style-name="T2">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2.59cm" svg:y1="21.32cm" svg:x2="16.081cm" svg:y2="22.907cm" draw:start-shape="id14" draw:start-glue-point="2" draw:end-shape="id26" draw:end-glue-point="4" svg:d="M22590 21320l-6509 1587" svg:viewBox="0 0 6510 1588">
          <text:p/>
        </draw:connector>
        <draw:custom-shape draw:style-name="gr1" draw:text-style-name="P2" xml:id="id27" draw:id="id27" draw:layer="layout" svg:width="5.08cm" svg:height="1.27cm" svg:x="20.049cm" svg:y="30.21cm">
          <text:p text:style-name="P1">Vendor</text:p>
          <draw:enhanced-geometry svg:viewBox="0 0 21600 21600" draw:type="rectangle" draw:enhanced-path="M 0 0 L 21600 0 21600 21600 0 21600 0 0 Z N"/>
        </draw:custom-shape>
        <draw:custom-shape draw:style-name="gr10" draw:text-style-name="P6" xml:id="id28" draw:id="id28" draw:layer="layout" svg:width="3.492cm" svg:height="1.27cm" svg:x="20.884cm" svg:y="27.67cm">
          <text:p text:style-name="P5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2.589cm" svg:y1="30.21cm" svg:x2="22.63cm" svg:y2="28.94cm" draw:start-shape="id27" draw:start-glue-point="0" draw:end-shape="id28" draw:end-glue-point="8" svg:d="M22589 30210l41-1270" svg:viewBox="0 0 42 1271">
          <text:p/>
        </draw:connector>
        <draw:custom-shape draw:style-name="gr1" draw:text-style-name="P2" xml:id="id31" draw:id="id31" draw:layer="layout" svg:width="5.08cm" svg:height="1.27cm" svg:x="20.049cm" svg:y="35.29cm">
          <text:p text:style-name="P1">VendorSec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5.08cm" svg:height="1.27cm" svg:x="20.049cm" svg:y="40.37cm">
          <text:p text:style-name="P1">VendorItem</text:p>
          <draw:enhanced-geometry svg:viewBox="0 0 21600 21600" draw:type="rectangle" draw:enhanced-path="M 0 0 L 21600 0 21600 21600 0 21600 0 0 Z N"/>
        </draw:custom-shape>
        <draw:custom-shape draw:style-name="gr3" draw:text-style-name="P3" xml:id="id32" draw:id="id32" draw:layer="layout" svg:width="4.445cm" svg:height="1.27cm" svg:x="20.366cm" svg:y="32.675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30" draw:id="id30" draw:layer="layout" svg:width="4.445cm" svg:height="1.27cm" svg:x="20.366cm" svg:y="37.776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4" draw:layer="layout" draw:type="line" svg:x1="22.589cm" svg:y1="40.37cm" svg:x2="22.589cm" svg:y2="39.046cm" draw:start-shape="id29" draw:start-glue-point="0" draw:end-shape="id30" draw:end-glue-point="6" svg:d="M22589 40370v-1324" svg:viewBox="0 0 1 1325">
          <text:p/>
        </draw:connector>
        <draw:connector draw:style-name="gr11" draw:text-style-name="P4" draw:layer="layout" draw:type="line" svg:x1="22.589cm" svg:y1="35.29cm" svg:x2="22.589cm" svg:y2="33.945cm" draw:start-shape="id31" draw:start-glue-point="0" draw:end-shape="id32" draw:end-glue-point="6" svg:d="M22589 35290v-1345" svg:viewBox="0 0 1 1346">
          <text:p/>
        </draw:connector>
        <draw:connector draw:style-name="gr5" draw:text-style-name="P4" draw:layer="layout" draw:type="line" svg:x1="22.589cm" svg:y1="37.776cm" svg:x2="22.589cm" svg:y2="36.56cm" draw:start-shape="id30" draw:start-glue-point="4" draw:end-shape="id31" draw:end-glue-point="2" svg:d="M22589 37776v-1216" svg:viewBox="0 0 1 1217">
          <text:p/>
        </draw:connector>
        <draw:connector draw:style-name="gr5" draw:text-style-name="P4" draw:layer="layout" draw:type="line" svg:x1="22.589cm" svg:y1="32.675cm" svg:x2="22.589cm" svg:y2="31.48cm" draw:start-shape="id32" draw:start-glue-point="4" draw:end-shape="id27" draw:end-glue-point="2" svg:d="M22589 32675v-1195" svg:viewBox="0 0 1 1196">
          <text:p/>
        </draw:connector>
        <draw:custom-shape draw:style-name="gr10" draw:text-style-name="P8" xml:id="id33" draw:id="id33" draw:layer="layout" svg:width="3.492cm" svg:height="1.27cm" svg:x="27.669cm" svg:y="35.29cm">
          <text:p text:style-name="P7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34" draw:id="id34" draw:layer="layout" svg:width="3.492cm" svg:height="1.27cm" svg:x="27.987cm" svg:y="42.592cm">
          <text:p text:style-name="P7"><text:span text:style-name="T2">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5.129cm" svg:y1="35.925cm" svg:x2="27.669cm" svg:y2="35.925cm" draw:start-shape="id31" draw:start-glue-point="1" draw:end-shape="id33" draw:end-glue-point="6" svg:d="M25129 35925h2540" svg:viewBox="0 0 2541 1">
          <text:p/>
        </draw:connector>
        <draw:connector draw:style-name="gr5" draw:text-style-name="P4" draw:layer="layout" draw:type="line" svg:x1="25.129cm" svg:y1="41.005cm" svg:x2="27.987cm" svg:y2="43.227cm" draw:start-shape="id29" draw:start-glue-point="1" draw:end-shape="id34" draw:end-glue-point="6" svg:d="M25129 41005l2858 2222" svg:viewBox="0 0 2859 2223">
          <text:p/>
        </draw:connector>
        <draw:custom-shape draw:style-name="gr10" draw:text-style-name="P8" xml:id="id35" draw:id="id35" draw:layer="layout" svg:width="3.492cm" svg:height="1.27cm" svg:x="14.017cm" svg:y="40.37cm">
          <text:p text:style-name="P7"><text:span text:style-name="T2">maxQ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7.509cm" svg:y1="41.005cm" svg:x2="20.049cm" svg:y2="41.005cm" draw:start-shape="id35" draw:start-glue-point="10" draw:end-shape="id29" draw:end-glue-point="3" svg:d="M17509 41005h2540" svg:viewBox="0 0 2541 1">
          <text:p/>
        </draw:connector>
        <draw:connector draw:style-name="gr5" draw:text-style-name="P4" draw:layer="layout" draw:type="line" svg:x1="46.74cm" svg:y1="13.7cm" svg:x2="42.91cm" svg:y2="14.97cm" draw:start-shape="id4" draw:start-glue-point="6" draw:end-shape="id5" draw:end-glue-point="0" svg:d="M46740 13700l-3830 1270" svg:viewBox="0 0 3831 1271">
          <text:p/>
        </draw:connector>
        <draw:custom-shape draw:style-name="gr10" draw:text-style-name="P8" xml:id="id36" draw:id="id36" draw:layer="layout" svg:width="3.492cm" svg:height="1.27cm" svg:x="66.723cm" svg:y="17.51cm">
          <text:p text:style-name="P7"><text:span text:style-name="T2">ic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64.5cm" svg:y1="16.24cm" svg:x2="68.469cm" svg:y2="17.51cm" draw:start-shape="id8" draw:start-glue-point="2" draw:end-shape="id36" draw:end-glue-point="4" svg:d="M64500 16240l3969 1270" svg:viewBox="0 0 3970 1271">
          <text:p/>
        </draw:connector>
        <draw:custom-shape draw:style-name="gr10" draw:text-style-name="P6" xml:id="id37" draw:id="id37" draw:layer="layout" svg:width="3.492cm" svg:height="1.27cm" svg:x="40.688cm" svg:y="9.89cm">
          <text:p text:style-name="P5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4.18cm" svg:y1="10.525cm" svg:x2="46.74cm" svg:y2="10.525cm" draw:start-shape="id37" draw:start-glue-point="10" draw:end-shape="id1" draw:end-glue-point="3" svg:d="M44180 10525h2560" svg:viewBox="0 0 2561 1">
          <text:p/>
        </draw:connector>
        <draw:custom-shape draw:style-name="gr10" draw:text-style-name="P8" xml:id="id38" draw:id="id38" draw:layer="layout" svg:width="3.492cm" svg:height="1.27cm" svg:x="13.7cm" svg:y="13.7cm">
          <text:p text:style-name="P7"><text:span text:style-name="T2">ic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0.05cm" svg:y1="15.605cm" svg:x2="17.192cm" svg:y2="14.335cm" draw:start-shape="id16" draw:start-glue-point="3" draw:end-shape="id38" draw:end-glue-point="10" svg:d="M20050 15605l-2858-1270" svg:viewBox="0 0 2859 1271">
          <text:p/>
        </draw:connector>
        <draw:custom-shape draw:style-name="gr10" draw:text-style-name="P8" xml:id="id39" draw:id="id39" draw:layer="layout" svg:width="3.492cm" svg:height="1.27cm" svg:x="19.098cm" svg:y="23.86cm">
          <text:p text:style-name="P7"><text:span text:style-name="T2">unitPric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2.59cm" svg:y1="21.32cm" svg:x2="20.844cm" svg:y2="23.86cm" draw:start-shape="id14" draw:start-glue-point="2" draw:end-shape="id39" draw:end-glue-point="4" svg:d="M22590 21320l-1746 2540" svg:viewBox="0 0 1747 2541">
          <text:p/>
        </draw:connector>
        <draw:custom-shape draw:style-name="gr10" draw:text-style-name="P8" xml:id="id40" draw:id="id40" draw:layer="layout" svg:width="3.492cm" svg:height="1.27cm" svg:x="27.987cm" svg:y="39.1cm">
          <text:p text:style-name="P7"><text:span text:style-name="T2">ic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5.129cm" svg:y1="41.005cm" svg:x2="27.987cm" svg:y2="39.735cm" draw:start-shape="id29" draw:start-glue-point="1" draw:end-shape="id40" draw:end-glue-point="6" svg:d="M25129 41005l2858-1270" svg:viewBox="0 0 2859 1271">
          <text:p/>
        </draw:connector>
        <draw:custom-shape draw:style-name="gr10" draw:text-style-name="P8" xml:id="id41" draw:id="id41" draw:layer="layout" svg:width="3.492cm" svg:height="1.27cm" svg:x="14.017cm" svg:y="35.29cm">
          <text:p text:style-name="P7"><text:span text:style-name="T2">ic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7.509cm" svg:y1="35.925cm" svg:x2="20.049cm" svg:y2="35.925cm" draw:start-shape="id41" draw:start-glue-point="10" draw:end-shape="id31" draw:end-glue-point="3" svg:d="M17509 35925h2540" svg:viewBox="0 0 2541 1">
          <text:p/>
        </draw:connector>
        <draw:custom-shape draw:style-name="gr10" draw:text-style-name="P8" xml:id="id42" draw:id="id42" draw:layer="layout" svg:width="3.492cm" svg:height="1.27cm" svg:x="13.8cm" svg:y="9.89cm">
          <text:p text:style-name="P7"><text:span text:style-name="T2">ic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0.05cm" svg:y1="10.495cm" svg:x2="17.292cm" svg:y2="10.525cm" draw:start-shape="id18" draw:start-glue-point="3" draw:end-shape="id42" draw:end-glue-point="10" svg:d="M20050 10495l-2758 30" svg:viewBox="0 0 2759 31">
          <text:p/>
        </draw:connector>
        <draw:custom-shape draw:style-name="gr13" draw:text-style-name="P8" xml:id="id43" draw:id="id43" draw:layer="layout" svg:width="4.088cm" svg:height="1.27cm" svg:x="23.899cm" svg:y="23.861cm">
          <text:p text:style-name="P7"><text:span text:style-name="T2">currency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2.59cm" svg:y1="21.32cm" svg:x2="25.943cm" svg:y2="23.861cm" draw:start-shape="id14" draw:start-glue-point="2" draw:end-shape="id43" draw:end-glue-point="4" svg:d="M22590 21320l3353 2541" svg:viewBox="0 0 3354 2542">
          <text:p/>
        </draw:connector>
        <draw:custom-shape draw:style-name="gr1" draw:text-style-name="P2" xml:id="id44" draw:id="id44" draw:layer="layout" svg:width="5.08cm" svg:height="1.27cm" svg:x="11.16cm" svg:y="46.72cm">
          <text:p text:style-name="P1">buyPrice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5.08cm" svg:height="1.27cm" svg:x="28.94cm" svg:y="46.72cm">
          <text:p text:style-name="P1">sellPrice</text:p>
          <draw:enhanced-geometry svg:viewBox="0 0 21600 21600" draw:type="rectangle" draw:enhanced-path="M 0 0 L 21600 0 21600 21600 0 21600 0 0 Z N"/>
        </draw:custom-shape>
        <draw:custom-shape draw:style-name="gr3" draw:text-style-name="P3" xml:id="id45" draw:id="id45" draw:layer="layout" svg:width="4.445cm" svg:height="1.27cm" svg:x="20.367cm" svg:y="43.545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4" draw:layer="layout" draw:type="line" svg:x1="13.7cm" svg:y1="46.72cm" svg:x2="20.367cm" svg:y2="44.18cm" draw:start-shape="id44" draw:start-glue-point="0" draw:end-shape="id45" draw:end-glue-point="5" svg:d="M13700 46720l6667-2540" svg:viewBox="0 0 6668 2541">
          <text:p/>
        </draw:connector>
        <draw:connector draw:style-name="gr11" draw:text-style-name="P4" draw:layer="layout" draw:type="line" svg:x1="31.48cm" svg:y1="46.72cm" svg:x2="24.812cm" svg:y2="44.18cm" draw:start-shape="id46" draw:start-glue-point="0" draw:end-shape="id45" draw:end-glue-point="7" svg:d="M31480 46720l-6668-2540" svg:viewBox="0 0 6669 2541">
          <text:p/>
        </draw:connector>
        <draw:connector draw:style-name="gr5" draw:text-style-name="P4" draw:layer="layout" draw:type="line" svg:x1="22.589cm" svg:y1="41.64cm" svg:x2="22.59cm" svg:y2="43.545cm" draw:start-shape="id29" draw:start-glue-point="2" draw:end-shape="id45" draw:end-glue-point="4" svg:d="M22589 41640l1 1905" svg:viewBox="0 0 2 1906">
          <text:p/>
        </draw:connector>
        <draw:custom-shape draw:style-name="gr10" draw:text-style-name="P8" xml:id="id47" draw:id="id47" draw:layer="layout" svg:width="3.492cm" svg:height="1.27cm" svg:x="6.42cm" svg:y="44.815cm">
          <text:p text:style-name="P7"><text:span text:style-name="T2">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xml:id="id48" draw:id="id48" draw:layer="layout" svg:width="4.088cm" svg:height="1.27cm" svg:x="5.802cm" svg:y="47.972cm">
          <text:p text:style-name="P5"><text:span text:style-name="T1">currency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1.16cm" svg:y1="47.355cm" svg:x2="9.912cm" svg:y2="45.45cm" draw:start-shape="id44" draw:start-glue-point="3" draw:end-shape="id47" draw:end-glue-point="10" svg:d="M11160 47355l-1248-1905" svg:viewBox="0 0 1249 1906">
          <text:p/>
        </draw:connector>
        <draw:connector draw:style-name="gr5" draw:text-style-name="P4" draw:layer="layout" draw:type="line" svg:x1="9.89cm" svg:y1="48.607cm" svg:x2="11.16cm" svg:y2="47.355cm" draw:start-shape="id48" draw:start-glue-point="10" draw:end-shape="id44" draw:end-glue-point="3" svg:d="M9890 48607l1270-1252" svg:viewBox="0 0 1271 1253">
          <text:p/>
        </draw:connector>
        <draw:custom-shape draw:style-name="gr10" draw:text-style-name="P8" xml:id="id49" draw:id="id49" draw:layer="layout" svg:width="3.492cm" svg:height="1.27cm" svg:x="35.29cm" svg:y="44.815cm">
          <text:p text:style-name="P7"><text:span text:style-name="T2">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xml:id="id50" draw:id="id50" draw:layer="layout" svg:width="4.088cm" svg:height="1.27cm" svg:x="35.329cm" svg:y="47.99cm">
          <text:p text:style-name="P5"><text:span text:style-name="T1">currency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34.02cm" svg:y1="47.355cm" svg:x2="35.29cm" svg:y2="45.45cm" draw:start-shape="id46" draw:start-glue-point="1" draw:end-shape="id49" draw:end-glue-point="6" svg:d="M34020 47355l1270-1905" svg:viewBox="0 0 1271 1906">
          <text:p/>
        </draw:connector>
        <draw:connector draw:style-name="gr5" draw:text-style-name="P4" draw:layer="layout" draw:type="line" svg:x1="35.329cm" svg:y1="48.625cm" svg:x2="34.02cm" svg:y2="47.355cm" draw:start-shape="id50" draw:start-glue-point="6" draw:end-shape="id46" draw:end-glue-point="1" svg:d="M35329 48625l-1309-1270" svg:viewBox="0 0 1310 1271">
          <text:p/>
        </draw:connector>
        <draw:custom-shape draw:style-name="gr13" draw:text-style-name="P6" xml:id="id51" draw:id="id51" draw:layer="layout" svg:width="4.088cm" svg:height="1.27cm" svg:x="27.392cm" svg:y="21.955cm">
          <text:p text:style-name="P5"><text:span text:style-name="T1">id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4" draw:layer="layout" draw:type="line" svg:x1="25.13cm" svg:y1="20.685cm" svg:x2="29.436cm" svg:y2="21.955cm" draw:start-shape="id14" draw:start-glue-point="1" draw:end-shape="id51" draw:end-glue-point="4" svg:d="M25130 20685l4306 1270" svg:viewBox="0 0 4307 1271">
          <text:p/>
        </draw:connector>
        <draw:custom-shape draw:style-name="gr1" draw:text-style-name="P2" xml:id="id52" draw:id="id52" draw:layer="layout" svg:width="5.08cm" svg:height="1.27cm" svg:x="54.339cm" svg:y="25.13cm">
          <text:p text:style-name="P1">AuctionHouse</text:p>
          <draw:enhanced-geometry svg:viewBox="0 0 21600 21600" draw:type="rectangle" draw:enhanced-path="M 0 0 L 21600 0 21600 21600 0 21600 0 0 Z N"/>
        </draw:custom-shape>
        <draw:custom-shape draw:style-name="gr10" draw:text-style-name="P6" xml:id="id53" draw:id="id53" draw:layer="layout" svg:width="3.492cm" svg:height="1.27cm" svg:x="55.174cm" svg:y="22.59cm">
          <text:p text:style-name="P5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56.879cm" svg:y1="25.13cm" svg:x2="56.92cm" svg:y2="23.86cm" draw:start-shape="id52" draw:start-glue-point="0" draw:end-shape="id53" draw:end-glue-point="8" svg:d="M56879 25130l41-1270" svg:viewBox="0 0 42 1271">
          <text:p/>
        </draw:connector>
        <draw:custom-shape draw:style-name="gr1" draw:text-style-name="P2" xml:id="id54" draw:id="id54" draw:layer="layout" svg:width="5.08cm" svg:height="1.27cm" svg:x="54.339cm" svg:y="30.21cm">
          <text:p text:style-name="P1">AuctionSection</text:p>
          <draw:enhanced-geometry svg:viewBox="0 0 21600 21600" draw:type="rectangle" draw:enhanced-path="M 0 0 L 21600 0 21600 21600 0 21600 0 0 Z N"/>
        </draw:custom-shape>
        <draw:custom-shape draw:style-name="gr3" draw:text-style-name="P3" xml:id="id55" draw:id="id55" draw:layer="layout" svg:width="4.445cm" svg:height="1.27cm" svg:x="54.656cm" svg:y="27.595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4" draw:layer="layout" draw:type="line" svg:x1="56.879cm" svg:y1="30.21cm" svg:x2="56.879cm" svg:y2="28.865cm" draw:start-shape="id54" draw:start-glue-point="0" draw:end-shape="id55" draw:end-glue-point="6" svg:d="M56879 30210v-1345" svg:viewBox="0 0 1 1346">
          <text:p/>
        </draw:connector>
        <draw:connector draw:style-name="gr5" draw:text-style-name="P4" draw:layer="layout" draw:type="line" svg:x1="56.879cm" svg:y1="27.595cm" svg:x2="56.879cm" svg:y2="26.4cm" draw:start-shape="id55" draw:start-glue-point="4" draw:end-shape="id52" draw:end-glue-point="2" svg:d="M56879 27595v-1195" svg:viewBox="0 0 1 1196">
          <text:p/>
        </draw:connector>
        <draw:custom-shape draw:style-name="gr10" draw:text-style-name="P8" xml:id="id56" draw:id="id56" draw:layer="layout" svg:width="3.492cm" svg:height="1.27cm" svg:x="61.959cm" svg:y="30.21cm">
          <text:p text:style-name="P7"><text:span text:style-name="T2">na</text:span><text:span text:style-name="T2">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59.419cm" svg:y1="30.845cm" svg:x2="61.959cm" svg:y2="30.845cm" draw:start-shape="id54" draw:start-glue-point="1" draw:end-shape="id56" draw:end-glue-point="6" svg:d="M59419 30845h2540" svg:viewBox="0 0 2541 1">
          <text:p/>
        </draw:connector>
        <draw:custom-shape draw:style-name="gr10" draw:text-style-name="P8" xml:id="id57" draw:id="id57" draw:layer="layout" svg:width="3.492cm" svg:height="1.27cm" svg:x="48.307cm" svg:y="30.21cm">
          <text:p text:style-name="P7"><text:span text:style-name="T2">ic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51.799cm" svg:y1="30.845cm" svg:x2="54.339cm" svg:y2="30.845cm" draw:start-shape="id57" draw:start-glue-point="10" draw:end-shape="id54" draw:end-glue-point="3" svg:d="M51799 30845h2540" svg:viewBox="0 0 2541 1">
          <text:p/>
        </draw:connector>
        <draw:custom-shape draw:style-name="gr1" draw:text-style-name="P2" xml:id="id60" draw:id="id60" draw:layer="layout" svg:width="5.08cm" svg:height="1.27cm" svg:x="54.34cm" svg:y="35.29cm">
          <text:p text:style-name="P1">Auction</text:p>
          <draw:enhanced-geometry svg:viewBox="0 0 21600 21600" draw:type="rectangle" draw:enhanced-path="M 0 0 L 21600 0 21600 21600 0 21600 0 0 Z N"/>
        </draw:custom-shape>
        <draw:custom-shape draw:style-name="gr3" draw:text-style-name="P3" xml:id="id58" draw:id="id58" draw:layer="layout" svg:width="4.445cm" svg:height="1.27cm" svg:x="54.657cm" svg:y="32.75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4" draw:layer="layout" draw:type="line" svg:x1="56.88cm" svg:y1="35.29cm" svg:x2="56.88cm" svg:y2="33.945cm" svg:d="M56880 35290v-1345" svg:viewBox="0 0 1 1346">
          <text:p/>
        </draw:connector>
        <draw:connector draw:style-name="gr14" draw:text-style-name="P4" draw:layer="layout" draw:type="line" svg:x1="56.88cm" svg:y1="32.75cm" svg:x2="56.879cm" svg:y2="31.48cm" draw:start-shape="id58" draw:start-glue-point="4" draw:end-shape="id54" draw:end-glue-point="2" svg:d="M56880 32750l-1-1270" svg:viewBox="0 0 2 1271">
          <text:p/>
        </draw:connector>
        <draw:custom-shape draw:style-name="gr15" draw:text-style-name="P1" xml:id="id59" draw:id="id59" draw:layer="layout" svg:width="3.81cm" svg:height="1.27cm" svg:x="50.53cm" svg:y="37.83cm">
          <text:p text:style-name="P1">b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4" draw:layer="layout" draw:type="line" svg:x1="52.435cm" svg:y1="37.83cm" svg:x2="56.88cm" svg:y2="36.56cm" draw:start-shape="id59" draw:start-glue-point="4" draw:end-shape="id60" draw:end-glue-point="2" svg:d="M52435 37830l4445-1270" svg:viewBox="0 0 4446 1271">
          <text:p/>
        </draw:connector>
        <draw:custom-shape draw:style-name="gr15" draw:text-style-name="P1" xml:id="id61" draw:id="id61" draw:layer="layout" svg:width="3.81cm" svg:height="1.27cm" svg:x="59.42cm" svg:y="37.83cm">
          <text:p text:style-name="P1">currency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4" draw:layer="layout" draw:type="line" svg:x1="56.88cm" svg:y1="36.56cm" svg:x2="61.325cm" svg:y2="37.83cm" draw:start-shape="id60" draw:start-glue-point="2" draw:end-shape="id61" draw:end-glue-point="4" svg:d="M56880 36560l4445 1270" svg:viewBox="0 0 4446 1271">
          <text:p/>
        </draw:connector>
        <draw:custom-shape draw:style-name="gr15" draw:text-style-name="P1" xml:id="id62" draw:id="id62" draw:layer="layout" svg:width="3.81cm" svg:height="1.27cm" svg:x="47.99cm" svg:y="35.29cm">
          <text:p text:style-name="P1">dur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4" draw:layer="layout" draw:type="line" svg:x1="51.8cm" svg:y1="35.925cm" svg:x2="54.34cm" svg:y2="35.925cm" draw:start-shape="id62" draw:start-glue-point="10" draw:end-shape="id60" draw:end-glue-point="3" svg:d="M51800 35925h2540" svg:viewBox="0 0 2541 1">
          <text:p/>
        </draw:connector>
        <draw:custom-shape draw:style-name="gr15" draw:text-style-name="P1" xml:id="id63" draw:id="id63" draw:layer="layout" svg:width="3.81cm" svg:height="1.27cm" svg:x="61.96cm" svg:y="35.2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4" draw:layer="layout" draw:type="line" svg:x1="59.42cm" svg:y1="35.925cm" svg:x2="61.96cm" svg:y2="35.925cm" draw:start-shape="id60" draw:start-glue-point="1" draw:end-shape="id63" draw:end-glue-point="6" svg:d="M59420 35925h2540" svg:viewBox="0 0 2541 1">
          <text:p/>
        </draw:connector>
        <draw:custom-shape draw:style-name="gr15" draw:text-style-name="P1" xml:id="id64" draw:id="id64" draw:layer="layout" svg:width="3.81cm" svg:height="1.27cm" svg:x="54.975cm" svg:y="37.83cm">
          <text:p text:style-name="P1">it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4" draw:layer="layout" draw:type="line" svg:x1="56.88cm" svg:y1="37.83cm" svg:x2="56.88cm" svg:y2="36.56cm" draw:start-shape="id64" draw:start-glue-point="4" draw:end-shape="id60" draw:end-glue-point="2" svg:d="M56880 37830v-1270" svg:viewBox="0 0 1 1271">
          <text:p/>
        </draw:connector>
        <draw:custom-shape draw:style-name="gr3" draw:text-style-name="P3" xml:id="id65" draw:id="id65" draw:layer="layout" svg:width="4.445cm" svg:height="1.27cm" svg:x="40.687cm" svg:y="30.21cm">
          <text:p text:style-name="P1">ow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4" draw:layer="layout" draw:type="line" svg:x1="54.34cm" svg:y1="35.925cm" svg:x2="42.91cm" svg:y2="31.48cm" draw:start-shape="id60" draw:start-glue-point="3" draw:end-shape="id65" draw:end-glue-point="6" svg:d="M54340 35925l-11430-4445" svg:viewBox="0 0 11431 4446">
          <text:p/>
        </draw:connector>
        <draw:connector draw:style-name="gr11" draw:text-style-name="P4" draw:layer="layout" draw:type="line" svg:x1="40.37cm" svg:y1="15.605cm" svg:x2="35.607cm" svg:y2="15.605cm" draw:start-shape="id5" draw:start-glue-point="3" draw:end-shape="id21" draw:end-glue-point="7" svg:d="M40370 15605h-4763" svg:viewBox="0 0 4764 1">
          <text:p/>
        </draw:connector>
        <draw:connector draw:style-name="gr7" draw:text-style-name="P4" draw:layer="layout" draw:type="line" svg:x1="42.91cm" svg:y1="16.264cm" svg:x2="42.91cm" svg:y2="30.21cm" draw:end-shape="id65" draw:end-glue-point="4" svg:d="M42910 16264v13946" svg:viewBox="0 0 1 1394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Triangle" svg:viewBox="0 0 1013 1130" svg:d="M1009 1050l-449-1008-22-30-29-12-34 12-21 26-449 1012-5 13v8l5 21 12 21 17 13 21 4h903l21-4 21-13 9-21 4-21v-8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bf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6.2cm" fo:page-height="5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5:20:08.981509953</meta:creation-date>
    <dc:date>2024-11-14T15:17:56.060543201</dc:date>
    <meta:editing-duration>PT1H49M48S</meta:editing-duration>
    <meta:editing-cycles>25</meta:editing-cycles>
    <meta:generator>LibreOffice/24.2.7.2$Linux_X86_64 LibreOffice_project/420$Build-2</meta:generator>
    <meta:document-statistic meta:object-count="129"/>
  </office:meta>
</office:document-meta>
</file>